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5.239cm"/>
    </style:style>
    <style:style style:name="co13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4" table:number-columns-repeated="1010" table:default-cell-style-name="ce2"/>
        <table:table-column table:style-name="co9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number-columns-repeated="2" table:default-cell-style-name="ce3"/>
        <table:table-row table:style-name="ro1">
          <table:table-cell table:style-name="ce4"/>
          <table:table-cell office:value-type="string">
            <text:p>ctr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x_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9" table:number-columns-repeated="5" table:default-cell-style-name="ce4"/>
        <table:table-column table:style-name="co6" table:number-columns-repeated="1009" table:default-cell-style-name="ce2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ce4"/>
        <table:table-column table:style-name="co8" table:default-cell-style-name="ce2"/>
        <table:table-column table:style-name="co4" table:number-columns-repeated="1011" table:default-cell-style-name="ce2"/>
        <table:table-column table:style-name="co9" table:number-columns-repeated="7" table:default-cell-style-name="ce2"/>
        <table:table-column table:style-name="co5" table:default-cell-style-name="ce3"/>
        <table:table-row table:style-name="ro1">
          <table:table-cell table:style-name="ce4"/>
          <table:table-cell table:style-name="ce4" office:value-type="string">
            <text:p>ctr</text:p>
          </table:table-cell>
          <table:table-cell table:style-name="ce4" office:value-type="string">
            <text:p>r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x_1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0">
            <text:p>0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p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 table:number-rows-repeated="5">
          <table:table-cell table:style-name="ce4" table:number-columns-repeated="3"/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9" table:default-cell-style-name="ce4"/>
        <table:table-column table:style-name="co10" table:default-cell-style-name="ce4"/>
        <table:table-column table:style-name="co8" table:default-cell-style-name="ce4"/>
        <table:table-column table:style-name="co4" table:number-columns-repeated="1010" table:default-cell-style-name="ce2"/>
        <table:table-column table:style-name="co9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number-columns-repeated="2" table:default-cell-style-name="ce3"/>
        <table:table-row table:style-name="ro1">
          <table:table-cell/>
          <table:table-cell office:value-type="string">
            <text:p>ctr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>
            <text:p>kcat_f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kcat_b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1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6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(t)</text:p>
          </table:table-cell>
          <table:table-cell table:style-name="ce6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da/dt</text:p>
          </table:table-cell>
          <table:table-cell table:style-name="ce6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2" table:default-cell-style-name="ce6"/>
        <table:table-column table:style-name="co13" table:default-cell-style-name="ce6"/>
        <table:table-column table:style-name="co5" table:number-columns-repeated="1021" table:default-cell-style-name="ce3"/>
        <table:table-row table:style-name="ro1">
          <table:table-cell table:style-name="ce6"/>
          <table:table-cell table:style-name="ce4" office:value-type="string">
            <text:p>ctr</text:p>
          </table:table-cell>
          <table:table-cell table:style-name="ce4" office:value-type="string">
            <text:p>r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dq0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1">
          <table:table-cell table:style-name="ce6" office:value-type="string">
            <text:p>mu</text:p>
          </table:table-cell>
          <table:table-cell table:style-name="ce4" office:value-type="string">
            <text:p>ctr</text:p>
          </table:table-cell>
          <table:table-cell table:style-name="ce4" office:value-type="string">
            <text:p>r</text:p>
          </table:table-cell>
          <table:table-cell table:number-columns-repeated="1021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6">
            <text:p>0,6</text:p>
          </table:table-cell>
          <table:table-cell table:style-name="ce6" office:value-type="float" office:value="0.4">
            <text:p>0,4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creator>Hugo </dc:creator>
    <dc:date>2025-06-09T14:33:38.36</dc:date>
    <meta:editing-cycles>94</meta:editing-cycles>
    <meta:editing-duration>PT2M19S</meta:editing-duration>
    <meta:document-statistic meta:table-count="8" meta:cell-count="70" meta:object-count="0"/>
  </office:meta>
</office:document-meta>
</file>